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80000030AD4E55DE5847D6D83.png" manifest:media-type="image/png"/>
  <manifest:file-entry manifest:full-path="Pictures/10000000000002A60000067F190D978E6BEA637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534cm" fo:min-width="19.484cm"/>
    </style:style>
    <style:style style:name="gr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1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97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 fo:min-height="1.867cm" fo:min-width="0.579cm"/>
    </style:style>
    <style:style style:name="gr9" style:family="graphic" style:parent-style-name="standard">
      <style:graphic-properties svg:stroke-width="0.035cm" svg:stroke-color="#ff3333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="Circle_20_unfilled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167cm" fo:min-width="0.68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615cm"/>
    </style:style>
    <style:style style:name="gr15" style:family="graphic" style:parent-style-name="standard">
      <style:graphic-properties svg:stroke-width="0.035cm" svg:stroke-color="#000000" draw:marker-start="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draw:marker-start-width="0.178cm" draw:marker-end-width="0.178cm" draw:fill="none" draw:textarea-vertical-align="middle" fo:padding-top="0.143cm" fo:padding-bottom="0.143cm" fo:padding-left="0.268cm" fo:padding-right="0.268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076cm" fo:min-width="0.69cm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svg:stroke-width="0.035cm" svg:stroke-color="#99ff66" draw:marker-start-width="0.252cm" draw:marker-end-width="0.252cm" draw:fill="none" draw:textarea-horizontal-align="justify" draw:textarea-vertical-align="middle" draw:auto-grow-height="false" fo:min-height="0.722cm" fo:min-width="2.377cm" fo:padding-top="0.142cm" fo:padding-bottom="0.142cm" fo:padding-left="0.267cm" fo:padding-right="0.267cm" fo:wrap-option="no-wrap"/>
    </style:style>
    <style:style style:name="gr20" style:family="graphic" style:parent-style-name="standard">
      <style:graphic-properties svg:stroke-width="0.035cm" svg:stroke-color="#99ff66" draw:marker-start-width="0.252cm" draw:marker-end-width="0.252cm" draw:fill="none" draw:textarea-horizontal-align="justify" draw:textarea-vertical-align="middle" draw:auto-grow-height="false" fo:min-height="1.536cm" fo:min-width="3.383cm" fo:padding-top="0.142cm" fo:padding-bottom="0.142cm" fo:padding-left="0.267cm" fo:padding-right="0.267cm" fo:wrap-option="no-wrap"/>
    </style:style>
    <style:style style:name="gr21" style:family="graphic" style:parent-style-name="standard">
      <style:graphic-properties svg:stroke-width="0.035cm" svg:stroke-color="#99ff66" draw:marker-start-width="0.252cm" draw:marker-end-width="0.252cm" draw:fill="none" draw:textarea-horizontal-align="justify" draw:textarea-vertical-align="middle" draw:auto-grow-height="false" fo:min-height="0.405cm" fo:min-width="2.811cm" fo:padding-top="0.142cm" fo:padding-bottom="0.142cm" fo:padding-left="0.267cm" fo:padding-right="0.267cm" fo:wrap-option="no-wrap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734cm" fo:min-width="8.351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411cm" fo:min-width="1.292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411cm" fo:min-width="6.55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Helvetica Neue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Helvetica Neue" fo:font-size="12pt" style:font-size-asian="15pt" style:font-size-complex="15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Helvetica Neue" fo:font-size="10pt" style:font-size-asian="15pt" style:font-size-complex="15pt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color="#6666ff" fo:font-size="10pt" style:font-size-asian="10pt" style:font-size-complex="10pt"/>
    </style:style>
    <style:style style:name="T1" style:family="text">
      <style:text-properties style:font-name="Helvetica Neue" fo:font-size="10pt" style:font-size-asian="10pt" style:font-size-complex="10pt"/>
    </style:style>
    <style:style style:name="T2" style:family="text">
      <style:text-properties style:font-name="Helvetica Neue" fo:font-size="12pt" style:font-size-asian="15pt" style:font-size-complex="15pt"/>
    </style:style>
    <style:style style:name="T3" style:family="text">
      <style:text-properties style:font-name="Helvetica Neue" fo:font-size="10pt" style:font-size-asian="15pt" style:font-size-complex="1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6666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984cm" svg:height="13.784cm" svg:x="0.508cm" svg:y="0.50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34cm" svg:height="0.662cm" draw:transform="rotate (1.5707963267949) translate (9.346cm 8.355cm)">
          <draw:text-box>
            <text:p text:style-name="P2"><text:span text:style-name="T1">270 pF</text:span></text:p>
          </draw:text-box>
        </draw:frame>
        <draw:frame draw:style-name="gr3" draw:text-style-name="P4" draw:layer="layout" svg:width="3.24cm" svg:height="7.948cm" draw:transform="rotate (1.5707963267949) translate (11.643cm 7.846cm)">
          <draw:image xlink:href="Pictures/10000000000002A60000067F190D978E6BEA637B.jpg" xlink:type="simple" xlink:show="embed" xlink:actuate="onLoad">
            <text:p/>
          </draw:image>
        </draw:frame>
        <draw:frame draw:style-name="gr4" draw:text-style-name="P5" draw:layer="layout" svg:width="2.73cm" svg:height="0.747cm" svg:x="8.467cm" svg:y="10.735cm">
          <draw:text-box>
            <text:p text:style-name="P2"><text:span text:style-name="T2">R</text:span><text:span text:style-name="T2">i </text:span><text:span text:style-name="T2"><text:s/></text:span><text:span text:style-name="T2">1</text:span><text:span text:style-name="T2"> </text:span><text:span text:style-name="T2">k</text:span><text:span text:style-name="T2">Ω</text:span></text:p>
          </draw:text-box>
        </draw:frame>
        <draw:custom-shape draw:style-name="gr5" draw:text-style-name="P4" xml:id="id2" draw:id="id2" draw:layer="layout" svg:width="0.244cm" svg:height="0.254cm" svg:x="17.75cm" svg:y="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0.244cm" svg:height="0.254cm" svg:x="17.389cm" svg:y="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3" draw:id="id13" draw:layer="layout" svg:width="0.244cm" svg:height="0.254cm" svg:x="13.029cm" svg:y="7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4" draw:id="id14" draw:layer="layout" svg:width="0.244cm" svg:height="0.254cm" svg:x="13.399cm" svg:y="7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line-skew="-0.209cm" svg:x1="10.925cm" svg:y1="5.27cm" svg:x2="17.872cm" svg:y2="4.83cm" draw:start-shape="id1" draw:start-glue-point="0" draw:end-shape="id2" draw:end-glue-point="4" svg:d="M10925 5270v-1158h6947v718" svg:viewBox="0 0 6948 1159">
          <text:p/>
        </draw:connector>
        <draw:connector draw:style-name="gr6" draw:text-style-name="P2" draw:layer="layout" draw:line-skew="-0.573cm" svg:x1="10.015cm" svg:y1="5.259cm" svg:x2="17.511cm" svg:y2="4.823cm" draw:start-shape="id3" draw:start-glue-point="0" draw:end-shape="id4" draw:end-glue-point="4" svg:d="M10015 5259v-1518h7496v1082" svg:viewBox="0 0 7497 1519">
          <text:p/>
        </draw:connector>
        <draw:connector draw:style-name="gr6" draw:text-style-name="P2" draw:layer="layout" svg:x1="10.015cm" svg:y1="7.068cm" svg:x2="13.071cm" svg:y2="8.816cm" draw:start-shape="id3" draw:start-glue-point="2" draw:end-shape="id5" draw:end-glue-point="8" svg:d="M10015 7068v1748h3056" svg:viewBox="0 0 3057 1749">
          <text:p/>
        </draw:connector>
        <draw:connector draw:style-name="gr6" draw:text-style-name="P2" draw:layer="layout" svg:x1="10.925cm" svg:y1="7.079cm" svg:x2="13.441cm" svg:y2="8.235cm" draw:start-shape="id1" draw:start-glue-point="2" draw:end-shape="id6" draw:end-glue-point="8" svg:d="M10925 7079v1156h2516" svg:viewBox="0 0 2517 1157">
          <text:p/>
        </draw:connector>
        <draw:custom-shape draw:style-name="gr5" draw:text-style-name="P4" xml:id="id7" draw:id="id7" draw:layer="layout" svg:width="0.244cm" svg:height="0.254cm" svg:x="18.447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18.569cm" svg:y1="7.654cm" svg:x2="13.229cm" svg:y2="8.816cm" draw:start-shape="id7" draw:start-glue-point="8" draw:end-shape="id5" draw:end-glue-point="4" svg:d="M18569 7654v1162h-5340" svg:viewBox="0 0 5341 1163">
          <text:p/>
        </draw:connector>
        <draw:custom-shape draw:style-name="gr5" draw:text-style-name="P4" xml:id="id10" draw:id="id10" draw:layer="layout" svg:width="0.244cm" svg:height="0.254cm" svg:x="18.849cm" svg:y="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9" draw:id="id9" draw:layer="layout" svg:width="0.244cm" svg:height="0.254cm" svg:x="18.468cm" svg:y="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79cm" svg:height="2.117cm" svg:x="11.935cm" svg:y="11.276cm">
          <text:p/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-3.078cm" svg:x1="6.295cm" svg:y1="4.665cm" svg:x2="18.59cm" svg:y2="4.823cm" draw:start-shape="id8" draw:start-glue-point="4" draw:end-shape="id9" draw:end-glue-point="4" svg:d="M6295 4665v-3591h12295v3749" svg:viewBox="0 0 12296 3750">
          <text:p/>
        </draw:connector>
        <draw:connector draw:style-name="gr9" draw:text-style-name="P2" draw:layer="layout" draw:line-skew="-1.183cm" svg:x1="7.349cm" svg:y1="4.665cm" svg:x2="18.971cm" svg:y2="4.823cm" draw:start-shape="id8" draw:start-glue-point="7" draw:end-shape="id10" draw:end-glue-point="4" svg:d="M7349 4665v-1696h11622v1854" svg:viewBox="0 0 11623 1855">
          <text:p/>
        </draw:connector>
        <draw:custom-shape draw:style-name="gr10" draw:text-style-name="P6" xml:id="id5" draw:id="id5" draw:layer="layout" svg:width="0.159cm" svg:height="0.159cm" draw:transform="rotate (-1.5707963267949) translate (13.229cm 8.7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3.521cm" svg:y1="8.314cm" svg:x2="11.305cm" svg:y2="11.696cm" draw:start-shape="id6" draw:start-glue-point="10" draw:end-shape="id11" draw:end-glue-point="1" svg:d="M13521 8314v3382h-2216" svg:viewBox="0 0 2217 3383">
          <text:p/>
        </draw:connector>
        <draw:g>
          <draw:g>
            <draw:line draw:style-name="gr11" draw:text-style-name="P4" draw:layer="layout" svg:x1="1.509cm" svg:y1="10.996cm" svg:x2="3.371cm" svg:y2="10.318cm">
              <text:p/>
            </draw:line>
            <draw:custom-shape draw:style-name="gr10" draw:text-style-name="P6" draw:layer="layout" svg:width="0.159cm" svg:height="0.159cm" draw:transform="rotate (-1.5707963267949) translate (1.615cm 10.92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4" draw:layer="layout" svg:x1="3.371cm" svg:y1="11.695cm" svg:x2="1.509cm" svg:y2="11.017cm">
              <text:p/>
            </draw:line>
          </draw:g>
          <draw:line draw:style-name="gr12" draw:text-style-name="P4" draw:layer="layout" svg:x1="3.35cm" svg:y1="10.319cm" svg:x2="6.98cm" svg:y2="10.319cm">
            <text:p/>
          </draw:line>
          <draw:line draw:style-name="gr12" draw:text-style-name="P4" draw:layer="layout" svg:x1="3.361cm" svg:y1="11.695cm" svg:x2="6.991cm" svg:y2="11.695cm">
            <text:p/>
          </draw:line>
          <draw:custom-shape draw:style-name="gr13" draw:text-style-name="P4" draw:layer="layout" svg:width="1.26cm" svg:height="2.497cm" svg:x="6.176cm" svg:y="9.75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5" draw:layer="layout" svg:width="0.783cm" svg:height="0.865cm" svg:x="6.695cm" svg:y="9.633cm">
            <draw:text-box>
              <text:p text:style-name="P2"><text:span text:style-name="T2">+</text:span></text:p>
            </draw:text-box>
          </draw:frame>
          <draw:frame draw:style-name="gr14" draw:text-style-name="P5" draw:layer="layout" svg:width="0.783cm" svg:height="0.865cm" svg:x="6.737cm" svg:y="10.794cm">
            <draw:text-box>
              <text:p text:style-name="P2"><text:span text:style-name="T2">_</text:span></text:p>
            </draw:text-box>
          </draw:frame>
        </draw:g>
        <draw:connector draw:style-name="gr15" draw:text-style-name="P2" draw:layer="layout" svg:x1="13.151cm" svg:y1="8.895cm" svg:x2="6.954cm" svg:y2="10.315cm" draw:start-shape="id5" draw:start-glue-point="10" draw:end-shape="id12" draw:end-glue-point="10" svg:d="M13151 8895v1420h-6197" svg:viewBox="0 0 6198 1421">
          <text:p/>
        </draw:connector>
        <draw:connector draw:style-name="gr6" draw:text-style-name="P2" draw:layer="layout" svg:x1="13.151cm" svg:y1="8.736cm" svg:x2="13.151cm" svg:y2="7.622cm" draw:start-shape="id5" draw:start-glue-point="6" draw:end-shape="id13" draw:end-glue-point="8" svg:d="M13151 8736v-1114" svg:viewBox="0 0 1 1115">
          <text:p/>
        </draw:connector>
        <draw:g xml:id="id11" draw:id="id11">
          <draw:line draw:style-name="gr16" draw:text-style-name="P4" draw:layer="layout" svg:x1="9.294cm" svg:y1="11.696cm" svg:x2="6.977cm" svg:y2="11.696cm">
            <text:p/>
          </draw:line>
          <draw:line draw:style-name="gr16" draw:text-style-name="P4" draw:layer="layout" svg:x1="11.305cm" svg:y1="11.696cm" svg:x2="10.544cm" svg:y2="11.696cm">
            <text:p/>
          </draw:line>
          <draw:custom-shape draw:style-name="gr17" draw:text-style-name="P4" draw:layer="layout" svg:width="1.27cm" svg:height="0.406cm" svg:x="9.283cm" svg:y="11.493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4" xml:id="id12" draw:id="id12" draw:layer="layout" svg:width="0.305cm" svg:height="0.305cm" svg:x="6.649cm" svg:y="10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6" draw:id="id6" draw:layer="layout" svg:width="0.159cm" svg:height="0.159cm" draw:transform="rotate (-1.5707963267949) translate (13.599cm 8.1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3.521cm" svg:y1="8.155cm" svg:x2="13.521cm" svg:y2="7.622cm" draw:start-shape="id6" draw:start-glue-point="6" draw:end-shape="id14" draw:end-glue-point="8" svg:d="M13521 8155v-533" svg:viewBox="0 0 1 534">
          <text:p/>
        </draw:connector>
        <draw:frame draw:style-name="gr3" draw:text-style-name="P4" xml:id="id8" draw:id="id8" draw:layer="layout" svg:width="2.259cm" svg:height="4.675cm" draw:transform="rotate (-3.14159265358979) translate (7.917cm 9.327cm)">
          <draw:image xlink:href="Pictures/10000201000001780000030AD4E55DE5847D6D83.png" xlink:type="simple" xlink:show="embed" xlink:actuate="onLoad">
            <text:p/>
          </draw:image>
          <draw:glue-point draw:id="4" svg:x="-2.182cm" svg:y="-4.973cm"/>
          <draw:glue-point draw:id="5" svg:x="-0.637cm" svg:y="-4.973cm"/>
          <draw:glue-point draw:id="6" svg:x="0.991cm" svg:y="-4.973cm"/>
          <draw:glue-point draw:id="7" svg:x="2.492cm" svg:y="-4.973cm"/>
        </draw:frame>
        <draw:connector draw:style-name="gr6" draw:text-style-name="P2" draw:layer="layout" draw:line-skew="-2.591cm" svg:x1="7.01cm" svg:y1="4.665cm" svg:x2="14.972cm" svg:y2="4.819cm" draw:start-shape="id8" draw:start-glue-point="6" draw:end-shape="id15" draw:end-glue-point="4" svg:d="M7010 4665v-3104h7962v3258" svg:viewBox="0 0 7963 3259">
          <text:p/>
        </draw:connector>
        <draw:custom-shape draw:style-name="gr5" draw:text-style-name="P4" xml:id="id15" draw:id="id15" draw:layer="layout" svg:width="0.244cm" svg:height="0.254cm" svg:x="14.85cm" svg:y="4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44cm" svg:height="0.254cm" svg:x="18.469cm" svg:y="4.8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18" draw:text-style-name="P4" draw:layer="layout" svg:x1="10.62cm" svg:y1="6.324cm" svg:x2="11.23cm" svg:y2="6.324cm">
            <text:p/>
          </draw:line>
          <draw:line draw:style-name="gr16" draw:text-style-name="P4" draw:layer="layout" svg:x1="10.925cm" svg:y1="6.031cm" svg:x2="10.925cm" svg:y2="5.27cm">
            <text:p/>
          </draw:line>
          <draw:line draw:style-name="gr16" draw:text-style-name="P4" draw:layer="layout" svg:x1="10.925cm" svg:y1="7.079cm" svg:x2="10.925cm" svg:y2="6.318cm">
            <text:p/>
          </draw:line>
          <draw:line draw:style-name="gr18" draw:text-style-name="P4" draw:layer="layout" svg:x1="10.62cm" svg:y1="6.063cm" svg:x2="11.23cm" svg:y2="6.063cm">
            <text:p/>
          </draw:line>
        </draw:g>
        <draw:g xml:id="id3" draw:id="id3">
          <draw:line draw:style-name="gr18" draw:text-style-name="P4" draw:layer="layout" svg:x1="9.71cm" svg:y1="6.313cm" svg:x2="10.32cm" svg:y2="6.313cm">
            <text:p/>
          </draw:line>
          <draw:line draw:style-name="gr16" draw:text-style-name="P4" draw:layer="layout" svg:x1="10.015cm" svg:y1="6.02cm" svg:x2="10.015cm" svg:y2="5.259cm">
            <text:p/>
          </draw:line>
          <draw:line draw:style-name="gr16" draw:text-style-name="P4" draw:layer="layout" svg:x1="10.015cm" svg:y1="7.068cm" svg:x2="10.015cm" svg:y2="6.307cm">
            <text:p/>
          </draw:line>
          <draw:line draw:style-name="gr18" draw:text-style-name="P4" draw:layer="layout" svg:x1="9.71cm" svg:y1="6.052cm" svg:x2="10.32cm" svg:y2="6.052cm">
            <text:p/>
          </draw:line>
        </draw:g>
        <draw:frame draw:style-name="gr2" draw:text-style-name="P3" draw:layer="layout" svg:width="2.434cm" svg:height="0.662cm" draw:transform="rotate (1.5707963267949) translate (10.261cm 8.334cm)">
          <draw:text-box>
            <text:p text:style-name="P2"><text:span text:style-name="T1">270 pF</text:span></text:p>
          </draw:text-box>
        </draw:frame>
        <draw:g>
          <draw:g>
            <draw:line draw:style-name="gr16" draw:text-style-name="P4" draw:layer="layout" svg:x1="7.746cm" svg:y1="2.388cm" svg:x2="6.985cm" svg:y2="2.388cm">
              <text:p/>
            </draw:line>
            <draw:line draw:style-name="gr16" draw:text-style-name="P4" draw:layer="layout" svg:x1="9.757cm" svg:y1="2.388cm" svg:x2="8.996cm" svg:y2="2.388cm">
              <text:p/>
            </draw:line>
            <draw:custom-shape draw:style-name="gr17" draw:text-style-name="P4" draw:layer="layout" svg:width="1.27cm" svg:height="0.406cm" svg:x="7.735cm" svg:y="2.18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7" draw:layer="layout" svg:width="2.434cm" svg:height="0.865cm" svg:x="7.186cm" svg:y="1.603cm">
            <draw:text-box>
              <text:p text:style-name="P2"><text:span text:style-name="T3">4.7 kΩ</text:span></text:p>
            </draw:text-box>
          </draw:frame>
          <draw:custom-shape draw:style-name="gr10" draw:text-style-name="P6" draw:layer="layout" svg:width="0.159cm" svg:height="0.159cm" draw:transform="rotate (-1.5707963267949) translate (7.09cm 2.3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159cm" svg:height="0.159cm" draw:transform="rotate (-1.5707963267949) translate (9.821cm 2.8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4" draw:layer="layout" svg:x1="9.736cm" svg:y1="2.375cm" svg:x2="9.736cm" svg:y2="2.957cm">
            <text:p/>
          </draw:line>
        </draw:g>
        <draw:custom-shape draw:style-name="gr19" draw:text-style-name="P8" draw:layer="layout" svg:width="2.91cm" svg:height="1.005cm" svg:x="1.717cm" svg:y="11.932cm">
          <text:p text:style-name="P2"><text:span text:style-name="T1">Thermocouple</text:span></text:p>
          <text:p text:style-name="P2"><text:span text:style-name="T1"><text:s/></text:span><text:span text:style-name="T1">type K</text:span></text:p>
          <draw:enhanced-geometry svg:viewBox="0 0 21600 21600" draw:glue-points="10800 0 0 10800 10800 21600 21600 10800 ?f40 ?f41" draw:text-areas="0 0 21600 21600" draw:type="rectangular-callout" draw:modifiers="6781.99931295088 -10692.64413518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8" draw:layer="layout" svg:width="3.916cm" svg:height="1.82cm" svg:x="1.574cm" svg:y="4.926cm">
          <text:p text:style-name="P2"><text:span text:style-name="T1">Temperature sensor </text:span></text:p>
          <text:p text:style-name="P2"><text:span text:style-name="T1">for thermocouple </text:span></text:p>
          <text:p text:style-name="P2"><text:span text:style-name="T1">cold junction </text:span></text:p>
          <text:p text:style-name="P2"><text:span text:style-name="T1">compensation</text:span></text:p>
          <draw:enhanced-geometry svg:viewBox="0 0 21600 21600" draw:glue-points="10800 0 0 10800 10800 21600 21600 10800 ?f40 ?f41" draw:text-areas="0 0 21600 21600" draw:type="rectangular-callout" draw:modifiers="23700.9956599438 15977.59472817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8" draw:layer="layout" svg:width="3.344cm" svg:height="0.688cm" svg:x="14.33cm" svg:y="7.826cm">
          <text:p text:style-name="P2"><text:span text:style-name="T1">ESP32-PICO-KIT</text:span></text:p>
          <draw:enhanced-geometry svg:viewBox="0 0 21600 21600" draw:glue-points="10800 0 0 10800 10800 21600 21600 10800 ?f40 ?f41" draw:text-areas="0 0 21600 21600" draw:type="rectangular-callout" draw:modifiers="6560.71748878924 219.448476052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8" draw:layer="layout" svg:width="8.851cm" svg:height="0.984cm" svg:x="11.641cm" svg:y="12.647cm">
          <text:p text:style-name="P2"><text:span text:style-name="T4">Connection of a thermocouple to </text:span><text:span text:style-name="T5">ESP32-PICO-KIT</text:span></text:p>
          <text:p text:style-name="P2"><text:span text:style-name="T4">to measure voltage using internal </text:span><text:span text:style-name="T5">low noise amplifier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.792cm" svg:height="0.661cm" svg:x="18.7cm" svg:y="13.631cm">
          <text:p text:style-name="P2"><text:span text:style-name="T4">Rev. 0.6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7.059cm" svg:height="0.661cm" svg:x="11.641cm" svg:y="13.631cm">
          <text:p text:style-name="P2"><text:span text:style-name="T6">https://github.com/krzychb/esp32-ln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15:29:17.743392108</meta:creation-date>
    <dc:date>2019-08-18T03:23:06.496201940</dc:date>
    <meta:editing-duration>PT20H5M18S</meta:editing-duration>
    <meta:editing-cycles>62</meta:editing-cycles>
    <meta:generator>LibreOffice/5.1.6.2$Linux_X86_64 LibreOffice_project/10m0$Build-2</meta:generator>
    <meta:document-statistic meta:object-count="70"/>
  </office:meta>
</office:document-meta>
</file>